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'Victor Mono" svg:font-family="''Victor Mono', 'Droid Sans Mono', monospace, monospace, 'Droid Sans Fallback', ',', 'Droid Sans Mono', ',', monospace, ', monospace,', 'Droid Sans Fallback', 'font-weight: normal', 'font-size: 14px', 'line-height: 19px', 'white-space: pre'"/>
    <style:font-face style:name="Arial" svg:font-family="Arial"/>
    <style:font-face style:name="monospace" svg:font-family="monospace"/>
    <style:font-face style:name="sans-serif" svg:font-family="sans-serif"/>
    <style:font-face style:name="serif" svg:font-family="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color="#f8f8f2" style:font-name="'Victor Mono" fo:background-color="#282a36"/>
    </style:style>
    <style:style style:name="P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f8f8f2" style:font-name="Arial" fo:font-size="12pt" fo:letter-spacing="normal" fo:font-style="normal" fo:font-weight="normal" loext:padding="0in" loext:border="non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T1" style:family="text">
      <style:text-properties fo:color="#ff79c6"/>
    </style:style>
    <style:style style:name="T2" style:family="text">
      <style:text-properties fo:color="#e9f284"/>
    </style:style>
    <style:style style:name="T3" style:family="text">
      <style:text-properties fo:color="#f1fa8c"/>
    </style:style>
    <style:style style:name="T4" style:family="text">
      <style:text-properties style:font-name="serif" fo:font-size="6.75pt"/>
    </style:style>
    <style:style style:name="T5" style:family="text">
      <style:text-properties style:font-name="monospace" fo:font-size="6pt"/>
    </style:style>
    <style:style style:name="T6" style:family="text">
      <style:text-properties style:font-name="sans-serif" fo:font-size="6pt"/>
    </style:style>
    <style:style style:name="T7" style:family="text">
      <style:text-properties fo:font-variant="normal" fo:text-transform="none" fo:letter-spacing="normal" fo:font-style="normal" fo:font-weight="normal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1 .A single-alternative selection is one in which an action takes place ___________ .</text:span><text:line-break/><text:tab/><text:span text:style-name="T7">a. only when the result of the decision is true</text:span><text:line-break/></text:p>
      <text:p text:style-name="P3"><text:span text:style-name="T7">2 .What is the output after executing the following segment of code?</text:span><text:line-break/><text:tab/><text:span text:style-name="T7">b. No</text:span><text:line-break/></text:p>
      <text:p text:style-name="P3"><text:span text:style-name="T7">3 .What is the output after executing the following segment of code?</text:span><text:line-break/><text:tab/><text:span text:style-name="T7">b. No</text:span><text:line-break/></text:p>
      <text:p text:style-name="P3"><text:span text:style-name="T7">4 .What is the output after executing the following segment of code?</text:span><text:line-break/><text:tab/><text:span text:style-name="T7">d. nothing</text:span><text:line-break/></text:p>
      <text:p text:style-name="P3"><text:span text:style-name="T7">5 .Which of the following is false?</text:span><text:line-break/><text:tab/><text:span text:style-name="T7">d. You could write an if-elsestatement that used no semicolons between the location ofthe ifand <text:tab/><text:tab/>the location of the else.</text:span></text:p>
      <text:p text:style-name="P3"><text:span text:style-name="T7"/></text:p>
      <text:p text:style-name="P3"><text:span text:style-name="T7">6 .What is the output after executing the following segment of code?<text:line-break/><text:tab/>b. Yellow<text:line-break/></text:span></text:p>
      <text:p text:style-name="P3"><text:span text:style-name="T7">7 .What is the output after executing the following segment of code?<text:line-break/><text:tab/>c. Green<text:line-break/></text:span></text:p>
      <text:p text:style-name="P3"><text:span text:style-name="T7">8 .What is the output of this code segment?<text:line-break/><text:tab/>b. Some day you will be old too<text:line-break/></text:span></text:p>
      <text:p text:style-name="P3"><text:span text:style-name="T7">9 .What is the output of this code segment?<text:line-break/><text:tab/>a. Boy that is old!<text:line-break/></text:span></text:p>
      <text:p text:style-name="P3"><text:span text:style-name="T7">10 .When an ifstatement occurs within either the ifor elseclause of another ifstatement, it is known as a ___________if.</text:span></text:p>
      <text:p text:style-name="P3"><text:span text:style-name="T7"><text:tab/>b. nested<text:line-break/></text:span></text:p>
      <text:p text:style-name="P3"><text:span text:style-name="T7">11 .Assume a user runs a program containing the following code segment, and enters ‘k’ atthe prompt. What is the output?</text:span></text:p>
      <text:p text:style-name="P3"><text:span text:style-name="T7"><text:tab/>b. Older student<text:line-break/></text:span></text:p>
      <text:p text:style-name="P3"><text:span text:style-name="T7">12 .You can use the switchstatement to ___________ .</text:span></text:p>
      <text:p text:style-name="P3"><text:span text:style-name="T7"><text:tab/>a. compare a single expression to several cases<text:line-break/></text:span></text:p>
      <text:p text:style-name="P3"><text:span text:style-name="T7">13 .What is output by the following code segment?<text:line-break/><text:tab/>a. Yes<text:line-break/></text:span></text:p>
      <text:p text:style-name="P3"><text:span text:style-name="T7">14 .What is output by the following code segment?<text:line-break/><text:tab/>b. No<text:line-break/></text:span></text:p>
      <text:p text:style-name="P3"><text:span text:style-name="T7">15 .You use a ___________ to create a compound Boolean expression in which two conditionsmust be true for the entire expression to evaluate as true.</text:span></text:p>
      <text:p text:style-name="P3"><text:span text:style-name="T7"><text:tab/>a. logical AND operator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'Victor Mono" svg:font-family="''Victor Mono', 'Droid Sans Mono', monospace, monospace, 'Droid Sans Fallback', ',', 'Droid Sans Mono', ',', monospace, ', monospace,', 'Droid Sans Fallback', 'font-weight: normal', 'font-size: 14px', 'line-height: 19px', 'white-space: pre'"/>
    <style:font-face style:name="Arial" svg:font-family="Arial"/>
    <style:font-face style:name="monospace" svg:font-family="monospace"/>
    <style:font-face style:name="sans-serif" svg:font-family="sans-serif"/>
    <style:font-face style:name="serif" svg:font-family="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6:38:38.085488961</meta:creation-date>
    <dc:date>2020-06-04T16:57:16.308365122</dc:date>
    <meta:editing-duration>PT7M58S</meta:editing-duration>
    <meta:editing-cycles>1</meta:editing-cycles>
    <meta:document-statistic meta:table-count="0" meta:image-count="0" meta:object-count="0" meta:page-count="1" meta:paragraph-count="19" meta:word-count="265" meta:character-count="1487" meta:non-whitespace-character-count="1210"/>
    <meta:generator>LibreOffice/6.4.4.2$Linux_X86_64 LibreOffice_project/40$Build-2</meta:generator>
  </office:meta>
</office:document-meta>
</file>